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>
            <text:p>timebase</text:p>
          </table:table-cell>
          <table:table-cell office:value-type="string">
            <text:p>length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formula="of:=POWER(2;[.A2])/5" office:value-type="float" office:value="0.2">
            <text:p>0.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POWER(2;[.A3])/5" office:value-type="float" office:value="0.4">
            <text:p>0.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POWER(2;[.A4])/5" office:value-type="float" office:value="0.8">
            <text:p>0.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POWER(2;[.A5])/5" office:value-type="float" office:value="1.6">
            <text:p>1.6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POWER(2;[.A6])/5" office:value-type="float" office:value="3.2">
            <text:p>3.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([.A7]-4)/0.15625" office:value-type="float" office:value="6.4">
            <text:p>6.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([.A8]-4)/0.15625" office:value-type="float" office:value="12.8">
            <text:p>12.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([.A9]-4)/0.15625" office:value-type="float" office:value="19.2">
            <text:p>19.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([.A10]-4)/0.15625" office:value-type="float" office:value="25.6">
            <text:p>25.6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([.A11]-4)/0.15625" office:value-type="float" office:value="32">
            <text:p>3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([.A12]-4)/0.15625" office:value-type="float" office:value="38.4">
            <text:p>38.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([.A13]-4)/0.15625" office:value-type="float" office:value="44.8">
            <text:p>44.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([.A14]-4)/0.15625" office:value-type="float" office:value="51.2">
            <text:p>51.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([.A15]-4)/0.15625" office:value-type="float" office:value="57.6">
            <text:p>57.6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([.A16]-4)/0.15625" office:value-type="float" office:value="64">
            <text:p>6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([.A17]-4)/0.15625" office:value-type="float" office:value="70.4">
            <text:p>70.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([.A18]-4)/0.15625" office:value-type="float" office:value="76.8">
            <text:p>76.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([.A19]-4)/0.15625" office:value-type="float" office:value="83.2">
            <text:p>83.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([.A20]-4)/0.15625" office:value-type="float" office:value="89.6">
            <text:p>89.6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([.A21]-4)/0.15625" office:value-type="float" office:value="96">
            <text:p>96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([.A22]-4)/0.15625" office:value-type="float" office:value="102.4">
            <text:p>102.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([.A23]-4)/0.15625" office:value-type="float" office:value="108.8">
            <text:p>108.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([.A24]-4)/0.15625" office:value-type="float" office:value="115.2">
            <text:p>115.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([.A25]-4)/0.15625" office:value-type="float" office:value="121.6">
            <text:p>121.6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([.A26]-4)/0.15625" office:value-type="float" office:value="128">
            <text:p>12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([.A27]-4)/0.15625" office:value-type="float" office:value="134.4">
            <text:p>134.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([.A28]-4)/0.15625" office:value-type="float" office:value="140.8">
            <text:p>140.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([.A29]-4)/0.15625" office:value-type="float" office:value="147.2">
            <text:p>147.2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([.A30]-4)/0.15625" office:value-type="float" office:value="153.6">
            <text:p>153.6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([.A31]-4)/0.15625" office:value-type="float" office:value="160">
            <text:p>160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([.A32]-4)/0.15625" office:value-type="float" office:value="166.4">
            <text:p>166.4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([.A33]-4)/0.15625" office:value-type="float" office:value="172.8">
            <text:p>172.8</text:p>
          </table:table-cell>
          <table:table-cell office:value-type="string">
            <text:p>ns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([.A34]-4)/0.15625" office:value-type="float" office:value="179.2">
            <text:p>179.2</text:p>
          </table:table-cell>
          <table:table-cell office:value-type="string">
            <text:p>ns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-Hao </meta:initial-creator>
    <meta:creation-date>2015-10-22T09:54:35</meta:creation-date>
    <dc:date>2015-10-22T11:55:26</dc:date>
    <dc:creator>Chin-Hao </dc:creator>
    <meta:editing-duration>PT1H55M59S</meta:editing-duration>
    <meta:editing-cycles>1</meta:editing-cycles>
    <meta:document-statistic meta:table-count="3" meta:cell-count="101" meta:object-count="0"/>
    <meta:generator>LibreOffice/3.5$Linux_X86_64 LibreOffice_project/350m1$Build-2</meta:generator>
  </office:meta>
</office:document-meta>
</file>